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d414" officeooo:paragraph-rsid="0002d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MU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0:10:08.595977345</meta:creation-date>
    <dc:date>2018-11-09T00:12:49.752694989</dc:date>
    <meta:editing-duration>PT2M48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6.2$Linux_X86_64 LibreOffice_project/00m0$Build-2</meta:generator>
  </office:meta>
</office:document-meta>
</file>